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3800000048466A337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font-style="normal" style:font-style-asian="normal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ignmentnumbe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number" office:value-type="float" office:value="10" style:data-style-name="N0">10</text:variable-set>: Atom Basics</text:p>
      <text:p text:style-name="P1"/>
      <text:p text:style-name="P3">1. What are the three particles that make up atoms?</text:p>
      <text:p text:style-name="P3"/>
      <text:p text:style-name="P3"/>
      <text:p text:style-name="P3"/>
      <text:p text:style-name="P3">2. What keeps the electrons orbiting the nucleus?</text:p>
      <text:p text:style-name="P3"/>
      <text:p text:style-name="P3"/>
      <text:p text:style-name="P3"/>
      <text:p text:style-name="P3">3. Who first proposed the theory of a tiny, indivisible object?</text:p>
      <text:p text:style-name="P3"/>
      <text:p text:style-name="P3"/>
      <text:p text:style-name="P3"/>
      <text:p text:style-name="P3">4. Who is called the "Father of Modern Atomic Theory"?</text:p>
      <text:p text:style-name="P3"/>
      <text:p text:style-name="P3"/>
      <text:p text:style-name="P3"/>
      <text:p text:style-name="P3">5. Why do chemists often ignore gravity when talking about how atoms are held together?</text:p>
      <text:p text:style-name="P3"/>
      <text:p text:style-name="P3"/>
      <text:p text:style-name="P3"/>
      <text:p text:style-name="P3">6. What are the three parts of Dalton's theory of atoms? <text:s/>Which parts (if any) were wrong?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7. The atomic number of an element depends on the number of - </text:p>
      <text:p text:style-name="P3"/>
      <text:p text:style-name="P3"/>
      <text:p text:style-name="P3"/>
      <text:p text:style-name="P3">8. An Ion is an atom that has lost or gained - </text:p>
      <text:p text:style-name="P3"/>
      <text:p text:style-name="P3"/>
      <text:p text:style-name="P3"/>
      <text:p text:style-name="P3">9. The word "isotope" refers to the atom's number of protons and <text:s/>- </text:p>
      <text:p text:style-name="P3"/>
      <text:p text:style-name="P1"/>
      <text:p text:style-name="P1"/>
      <text:p text:style-name="P1"/>
      <text:p text:style-name="P1"/>
      <text:p text:style-name="P1"><text:soft-page-break/></text:p>
      <text:p text:style-name="P3">10. Draw a diagram of a helium atom. <text:s/>Label protons, neutrons, the nucleus, and the electron clou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1. <text:s text:c="2"/>Draw a diagram of a hydrogen atom. <text:s/>Label protons, neutrons, the nucleus, and the electron cloud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Paragraph" style:family="paragraph" style:next-style-name="Standard">
      <style:paragraph-properties fo:margin-left="0in" fo:margin-right="0in" fo:text-indent="0.2917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Indent" style:family="paragraph" style:next-style-name="Standard">
      <style:paragraph-properties fo:margin-left="1.5in" fo:margin-right="0in" fo:text-indent="1.5in" style:auto-text-indent="false" style:text-autospace="none"/>
      <style:text-properties style:font-name="Arial1" fo:font-size="10pt" style:font-name-asian="Arial1" style:font-size-asian="10pt" style:font-name-complex="Arial1" style:font-size-complex="10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8.5in" fo:page-height="11in" style:num-format="1" style:print-orientation="portrait" fo:margin-top="0.7902in" fo:margin-bottom="0.7874in" fo:margin-left="0.7874in" fo:margin-right="0.7874in" style:writing-mode="lr-tb" style:footnote-max-height="0in"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pm1">
      <style:header>
        <text:p text:style-name="Header"><draw:frame draw:style-name="fr1" draw:name="graphics1" text:anchor-type="paragraph" svg:x="-0.3264in" svg:y="-0.3874in" svg:width="0.778in" svg:height="0.9992in" draw:z-index="1"><draw:image xlink:href="Pictures/100002010000003800000048466A3371.png" xlink:type="simple" xlink:show="embed" xlink:actuate="onLoad"/></draw:frame> <text:s text:c="10"/><text:span text:style-name="T1">Name</text:span>:<text:tab/><text:tab/><text:date style:data-style-name="N37" text:date-value="2008-07-11T10:27:14" text:fixed="true">07/11/08</text:date></text:p>
      </style:header>
      <style:footer>
        <text:p text:style-name="Footer">1<text:span text:style-name="T2">st</text:span> 9 Weeks<text:tab/><text:page-number text:select-page="current">1</text:page-number>/<text:page-count>2</text:page-count><text:tab/>Assignment <text:variable-get text:name="assignmentnumber" office:value-type="float" style:data-style-name="N0">10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Jonas Williamson</meta:initial-creator>
    <meta:creation-date>2008-07-11T10:26:18</meta:creation-date>
    <dc:creator>Jonas Williamson</dc:creator>
    <dc:date>2008-09-25T21:01:43</dc:date>
    <meta:printed-by>Jonas Williamson</meta:printed-by>
    <meta:print-date>2008-09-25T21:01:47</meta:print-date>
    <meta:editing-cycles>4</meta:editing-cycles>
    <meta:editing-duration>PT1H32M13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4" meta:word-count="148" meta:character-count="846"/>
  </office:meta>
</office:document-meta>
</file>